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19ca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55171" style:font-size-asian="14pt" style:font-size-complex="14pt"/>
    </style:style>
    <style:style style:name="P6" style:family="paragraph" style:parent-style-name="Standard">
      <style:text-properties style:font-name="Times New Roman" fo:font-size="14pt" officeooo:rsid="0007ef57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019ca" officeooo:paragraph-rsid="00102cc2" style:font-size-asian="14pt" style:font-size-complex="14pt"/>
    </style:style>
    <style:style style:name="P8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0eedc8" officeooo:paragraph-rsid="0007ef5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T1" style:family="text">
      <style:text-properties officeooo:rsid="00098837"/>
    </style:style>
    <style:style style:name="T2" style:family="text">
      <style:text-properties fo:font-weight="bold" officeooo:rsid="00098837" style:font-weight-asian="bold" style:font-weight-complex="bold"/>
    </style:style>
    <style:style style:name="T3" style:family="text">
      <style:text-properties officeooo:rsid="001019ca"/>
    </style:style>
    <style:style style:name="T4" style:family="text">
      <style:text-properties officeooo:rsid="00102cc2"/>
    </style:style>
    <style:style style:name="T5" style:family="text">
      <style:text-properties fo:font-weight="normal" officeooo:rsid="00098837" style:font-weight-asian="normal" style:font-weight-complex="normal"/>
    </style:style>
    <style:style style:name="T6" style:family="text">
      <style:text-properties officeooo:rsid="00103c43"/>
    </style:style>
    <style:style style:name="T7" style:family="text">
      <style:text-properties officeooo:rsid="001235c4"/>
    </style:style>
    <style:style style:name="T8" style:family="text">
      <style:text-properties officeooo:rsid="00155171"/>
    </style:style>
    <style:style style:name="T9" style:family="text">
      <style:text-properties officeooo:rsid="00161827"/>
    </style:style>
    <style:style style:name="T10" style:family="text">
      <style:text-properties officeooo:rsid="0016f8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12"/>
      <text:p text:style-name="P12">АКТ ПРОВЕРКИ</text:p>
      <text:p text:style-name="P12">№<text:span text:style-name="T10">8</text:span></text:p>
      <text:p text:style-name="P12"/>
      <text:p text:style-name="P1">Дата проверки <text:tab/><text:tab/><text:tab/><text:tab/><text:tab/><text:tab/><text:tab/> <text:s text:c="9"/><text:span text:style-name="T1">15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1">Тренер <text:span text:style-name="T2">Алексеев Владимир Александрович</text:span></text:p>
      <text:p text:style-name="P7"><text:span text:style-name="T5">Тренер</text:span><text:span text:style-name="T2"> Мирсагатов Владимир Вильевич</text:span></text:p>
      <text:p text:style-name="P2"/>
      <text:p text:style-name="P5">Группа № <text:span text:style-name="T8">18</text:span> этап <text:span text:style-name="T9">тренировочный</text:span> <text:span text:style-name="T10">3</text:span> год обучения: количество занимающихся по журналу учёта спортивной подготовки <text:span text:style-name="T10">5</text:span> человек, из них присутствовало на тренировке ___ человек, по уважительным причинам ___ человек <text:span text:style-name="T4">(а)</text:span>, без уважительных причин ___ человек <text:span text:style-name="T4">(а) (список занимающихся прилагается)</text:span>.</text:p>
      <text:p text:style-name="P4"/>
      <text:p text:style-name="P11">Алексеев В.А. находится на командном Первенстве России по теннису в городе Тольятти, замещает его Мирсагатов В.В.</text:p>
      <text:p text:style-name="P3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7">А</text:span>нализ проверки групп: Группы укомплектованы, отсутствовало на тренировках ___ человека, из них по уважительным причинам ___ человек <text:span text:style-name="T4">(а)</text:span>, без уважительных причин ___ человек <text:span text:style-name="T4">(а)</text:span>. Журналы учёта спортивной подготовки в наличии у всех групп.</text:p>
      <text:p text:style-name="P10">В ходе проверки выявлены нарушения:___________________________________</text:p>
      <text:p text:style-name="P10">____________________________________________________________________</text:p>
      <text:p text:style-name="P10">____________________________________________________________________</text:p>
      <text:p text:style-name="P9"/>
      <text:p text:style-name="P8">Председатель комиссии</text:p>
      <text:p text:style-name="P6">Заместитель директора <text:span text:style-name="T6">по </text:span>м<text:span text:style-name="T6">етодической работе </text:span>___________ <text:s text:c="5"/>Е.А.Микаилова</text:p>
      <text:p text:style-name="P6">Ч<text:span text:style-name="T6">л</text:span>ены <text:span text:style-name="T6">к</text:span>омиссии:</text:p>
      <text:p text:style-name="P6">Заместитель директора <text:span text:style-name="T6">по спортивной работе <text:s text:c="3"/></text:span>___________ <text:s text:c="5"/><text:span text:style-name="T6">С.Л.Челокян</text:span></text:p>
      <text:p text:style-name="P1"><text:span text:style-name="T6">Старший и</text:span>нструктор-методист <text:s text:c="2"/><text:tab/> <text:s text:c="10"/>____________ <text:s text:c="5"/><text:span text:style-name="T6">И.П.Китайгородская</text:span></text:p>
      <text:p text:style-name="P6"><text:span text:style-name="T6">И</text:span>нструктор-методист <text:s text:c="2"/><text:tab/> <text:s text:c="8"/><text:tab/><text:tab/><text:tab/> ____________ <text:s text:c="5"/><text:span text:style-name="T6">А.А.Тополян</text:span></text:p>
      <text:p text:style-name="P6"><text:span text:style-name="T6">И</text:span>нструктор-методист <text:s text:c="2"/><text:tab/> <text:s text:c="8"/><text:tab/><text:tab/><text:tab/> ____________ <text:s text:c="5"/>С.В.Козырев</text:p>
      <text:p text:style-name="P1">С актом проверки ознакомлен:</text:p>
      <text:p text:style-name="P1">Тренер <text:tab/><text:tab/><text:tab/><text:tab/> <text:s text:c="20"/>____________ <text:s text:c="5"/>В.В.Мирсагато<text:span text:style-name="T3">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15T14:50:00.292000000</dc:date>
    <meta:editing-duration>PT41M55S</meta:editing-duration>
    <meta:editing-cycles>6</meta:editing-cycles>
    <meta:generator>LibreOffice/5.3.0.3$Windows_x86 LibreOffice_project/7074905676c47b82bbcfbea1aeefc84afe1c50e1</meta:generator>
    <meta:print-date>2017-02-15T14:49:55.269000000</meta:print-date>
    <meta:document-statistic meta:table-count="0" meta:image-count="0" meta:object-count="0" meta:page-count="1" meta:paragraph-count="26" meta:word-count="187" meta:character-count="1777" meta:non-whitespace-character-count="1493"/>
  </office:meta>
</office:document-meta>
</file>